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fo:wrap-option="wrap"/>
    </style:style>
    <style:style style:name="gr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0.7cm"/>
    </style:style>
    <style:style style:name="gr4" style:family="graphic" style:parent-style-name="objectwithoutfill">
      <style:graphic-properties draw:stroke="dash" draw:stroke-dash="Fine_20_Dashed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1cm"/>
    </style:style>
    <style:style style:name="gr6" style:family="graphic" style:parent-style-name="standard">
      <style:graphic-properties draw:stroke="none" svg:stroke-color="#000000" draw:fill="none" draw:fill-color="#ffffff" fo:min-height="1.0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20pt" style:font-size-asian="20pt" style:font-size-complex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3.5cm" svg:height="3.7cm" svg:x="8.9cm" svg:y="6.8cm">
          <text:p text:style-name="P1"><text:span text:style-name="T1">op_as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2.45cm" svg:y1="8.751cm" svg:x2="16.15cm" svg:y2="8.751cm">
          <text:p/>
        </draw:line>
        <draw:frame draw:style-name="gr3" draw:text-style-name="P4" draw:layer="layout" svg:width="4.8cm" svg:height="0.95cm" svg:x="16.3cm" svg:y="8.3cm">
          <draw:text-box>
            <text:p>result = <text:s text:c="2"/>2</text:p>
          </draw:text-box>
        </draw:frame>
        <draw:line draw:style-name="gr4" draw:text-style-name="P3" draw:layer="layout" svg:x1="13.45cm" svg:y1="11.851cm" svg:x2="12.05cm" svg:y2="10.051cm">
          <text:p/>
        </draw:line>
        <draw:frame draw:style-name="gr5" draw:text-style-name="P5" draw:layer="layout" svg:width="4.7cm" svg:height="1.25cm" svg:x="13.15cm" svg:y="11.851cm">
          <draw:text-box>
            <text:p><text:span text:style-name="T2">run()</text:span></text:p>
          </draw:text-box>
        </draw:frame>
        <draw:custom-shape draw:style-name="gr1" draw:text-style-name="P2" draw:layer="layout" svg:width="3.5cm" svg:height="3.7cm" svg:x="4.8cm" svg:y="2.3cm">
          <text:p text:style-name="P1"><text:span text:style-name="T1">op_v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0.5cm" svg:y1="6.6cm" svg:x2="8.3cm" svg:y2="4.6cm">
          <text:p/>
        </draw:line>
        <draw:frame draw:style-name="gr5" draw:text-style-name="P5" draw:layer="layout" svg:width="9.4cm" svg:height="1.25cm" svg:x="9.7cm" svg:y="4.8cm">
          <draw:text-box>
            <text:p><text:span text:style-name="T2">run </text:span><text:span text:style-name="T2">完了後に値を </text:span><text:span text:style-name="T2">2 </text:span><text:span text:style-name="T2">に変更 </text:span></text:p>
          </draw:text-box>
        </draw:frame>
        <draw:line draw:style-name="gr2" draw:text-style-name="P3" draw:layer="layout" svg:x1="5.2cm" svg:y1="8.7cm" svg:x2="8.9cm" svg:y2="8.7cm">
          <text:p/>
        </draw:line>
        <draw:frame draw:style-name="gr3" draw:text-style-name="P4" draw:layer="layout" svg:width="1.3cm" svg:height="0.95cm" svg:x="3.9cm" svg:y="8.2cm">
          <draw:text-box>
            <text:p><text:s/>2</text:p>
          </draw:text-box>
        </draw:frame>
        <draw:line draw:style-name="gr2" draw:text-style-name="P3" draw:layer="layout" svg:x1="7.4cm" svg:y1="5.8cm" svg:x2="9.3cm" svg:y2="7.4cm">
          <text:p/>
        </draw:line>
        <draw:line draw:style-name="gr2" draw:text-style-name="P3" draw:layer="layout" svg:x1="2.7cm" svg:y1="4.2cm" svg:x2="4.9cm" svg:y2="4.2cm">
          <text:p/>
        </draw:line>
        <draw:frame draw:style-name="gr6" draw:text-style-name="P4" draw:layer="layout" svg:width="1.2cm" svg:height="1.3cm" svg:x="1.7cm" svg:y="3.8cm">
          <draw:text-box>
            <text:p>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6-11-19T18:10:25</meta:creation-date>
    <dc:date>2018-12-05T10:42:50.476264342</dc:date>
    <meta:editing-duration>PT7M15S</meta:editing-duration>
    <meta:editing-cycles>17</meta:editing-cycles>
    <meta:generator>LibreOffice/5.1.6.2$Linux_X86_64 LibreOffice_project/10m0$Build-2</meta:generator>
    <meta:document-statistic meta:object-count="13"/>
  </office:meta>
</office:document-meta>
</file>